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4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b2b2b2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0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/>
    </style:style>
    <style:style style:name="ce40" style:family="table-cell" style:parent-style-name="Default" style:data-style-name="N120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bf00" fo:border="0.74pt solid #000000"/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4" office:value-type="string" calcext:value-type="string">
            <text:p>Player Tuning</text:p>
          </table:table-cell>
          <table:table-cell table:style-name="ce2"/>
          <table:table-cell table:style-name="ce4" office:value-type="string" calcext:value-type="string">
            <text:p>Monster Tuning</text:p>
          </table:table-cell>
          <table:table-cell table:style-name="ce2" table:number-columns-repeated="4"/>
          <table:table-cell table:style-name="ce1"/>
          <table:table-cell table:style-name="ce2" table:number-columns-repeated="18"/>
          <table:table-cell table:number-columns-repeated="16358"/>
        </table:table-row>
        <table:table-row table:style-name="ro1">
          <table:table-cell table:style-name="ce4" office:value-type="string" calcext:value-type="string">
            <text:p>TANK DEF</text:p>
          </table:table-cell>
          <table:table-cell table:style-name="ce2"/>
          <table:table-cell table:style-name="ce4" office:value-type="string" calcext:value-type="string">
            <text:p>Average Monster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1"/>
          <table:table-cell table:style-name="ce2" table:number-columns-repeated="22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Squish DEF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4" office:value-type="string" calcext:value-type="string">
            <text:p>Artillery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EF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to hit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to hit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Top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Low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 table:number-rows-repeated="960">
          <table:table-cell table:style-name="ce2" table:number-columns-repeated="26"/>
          <table:table-cell table:number-columns-repeated="16358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Tuning" table:style-name="ta1">
        <table:table-column table:style-name="co2" table:number-columns-repeated="18" table:default-cell-style-name="Default"/>
        <table:table-column table:style-name="co4" table:default-cell-style-name="ce1"/>
        <table:table-row table:style-name="ro1">
          <table:table-cell table:style-name="ce8" office:value-type="string" calcext:value-type="string" table:number-columns-spanned="1" table:number-rows-spanned="2">
            <text:p>Level</text:p>
          </table:table-cell>
          <table:table-cell table:style-name="ce13" office:value-type="string" calcext:value-type="string" table:number-columns-spanned="2" table:number-rows-spanned="1">
            <text:p>Tank Defence</text:p>
          </table:table-cell>
          <table:covered-table-cell table:style-name="ce18"/>
          <table:table-cell table:style-name="ce13" office:value-type="string" calcext:value-type="string" table:number-columns-spanned="2" table:number-rows-spanned="1">
            <text:p>Squishy Defence</text:p>
          </table:table-cell>
          <table:covered-table-cell table:style-name="ce18"/>
          <table:table-cell table:style-name="ce13" office:value-type="string" calcext:value-type="string" table:number-columns-spanned="2" table:number-rows-spanned="1">
            <text:p>Average Defence</text:p>
          </table:table-cell>
          <table:covered-table-cell table:style-name="ce18"/>
          <table:table-cell table:style-name="ce13" office:value-type="string" calcext:value-type="string" table:number-columns-spanned="3" table:number-rows-spanned="1">
            <text:p>Peak Damage Class Damage</text:p>
          </table:table-cell>
          <table:covered-table-cell table:style-name="ce24"/>
          <table:covered-table-cell table:style-name="ce18"/>
          <table:table-cell table:style-name="ce13" office:value-type="string" calcext:value-type="string" table:number-columns-spanned="3" table:number-rows-spanned="1">
            <text:p>Low Damage Class Damage </text:p>
          </table:table-cell>
          <table:covered-table-cell table:style-name="ce24"/>
          <table:covered-table-cell table:style-name="ce18"/>
          <table:table-cell table:style-name="ce18" office:value-type="string" calcext:value-type="string" table:number-columns-spanned="3" table:number-rows-spanned="1">
            <text:p>Avg Damage Class Damage</text:p>
          </table:table-cell>
          <table:covered-table-cell table:style-name="ce24"/>
          <table:covered-table-cell table:style-name="ce18"/>
          <table:table-cell table:number-columns-repeated="2"/>
          <table:table-cell table:style-name="ce4" office:value-type="string" calcext:value-type="string">
            <text:p>Player Tuning</text:p>
          </table:table-cell>
        </table:table-row>
        <table:table-row table:style-name="ro1">
          <table:covered-table-cell table:style-name="ce9"/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25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number-columns-repeated="2"/>
          <table:table-cell table:style-name="ce4" office:value-type="string" calcext:value-type="string">
            <text:p>TANK DEF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15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0" calcext:value-type="float">
            <text:p>10</text:p>
          </table:table-cell>
          <table:table-cell table:style-name="ce26" office:value-type="float" office:value="15" calcext:value-type="float">
            <text:p>15</text:p>
          </table:table-cell>
          <table:table-cell table:style-name="ce20"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ROUND(LINEARLY_INTERPOLATE([.$A4];[.$A$3];[.B$3];[.$A$12];[.B$12]))" office:value-type="float" office:value="29" calcext:value-type="float">
            <text:p>29</text:p>
          </table:table-cell>
          <table:table-cell table:style-name="ce21" table:formula="of:=ROUND(LINEARLY_INTERPOLATE([.$A4];[.$A$3];[.C$3];[.$A$12];[.C$12]))" office:value-type="float" office:value="17" calcext:value-type="float">
            <text:p>17</text:p>
          </table:table-cell>
          <table:table-cell table:style-name="ce16" table:formula="of:=ROUND(LINEARLY_INTERPOLATE([.$A4];[.$A$3];[.D$3];[.$A$12];[.D$12]))" office:value-type="float" office:value="13" calcext:value-type="float">
            <text:p>13</text:p>
          </table:table-cell>
          <table:table-cell table:style-name="ce21" table:formula="of:=ROUND(LINEARLY_INTERPOLATE([.$A4];[.$A$3];[.E$3];[.$A$12];[.E$12]))" office:value-type="float" office:value="10" calcext:value-type="float">
            <text:p>10</text:p>
          </table:table-cell>
          <table:table-cell table:style-name="ce16" table:formula="of:=ROUND(LINEARLY_INTERPOLATE([.$A4];[.$A$3];[.F$3];[.$A$12];[.F$12]))" office:value-type="float" office:value="20" calcext:value-type="float">
            <text:p>20</text:p>
          </table:table-cell>
          <table:table-cell table:style-name="ce21" table:formula="of:=ROUND(LINEARLY_INTERPOLATE([.$A4];[.$A$3];[.G$3];[.$A$12];[.G$12]))" office:value-type="float" office:value="14" calcext:value-type="float">
            <text:p>14</text:p>
          </table:table-cell>
          <table:table-cell table:style-name="ce16" table:formula="of:=ROUND(LINEARLY_INTERPOLATE([.$A4];[.$A$3];[.H$3];[.$A$12];[.H$12]))" office:value-type="float" office:value="12" calcext:value-type="float">
            <text:p>12</text:p>
          </table:table-cell>
          <table:table-cell table:style-name="ce27" table:formula="of:=ROUND(LINEARLY_INTERPOLATE([.$A4];[.$A$3];[.I$3];[.$A$12];[.I$12]))" office:value-type="float" office:value="18" calcext:value-type="float">
            <text:p>18</text:p>
          </table:table-cell>
          <table:table-cell table:style-name="ce21" table:formula="of:=ROUND(LINEARLY_INTERPOLATE([.$A4];[.$A$3];[.J$3];[.$A$12];[.J$12]))" office:value-type="float" office:value="31" calcext:value-type="float">
            <text:p>31</text:p>
          </table:table-cell>
          <table:table-cell table:style-name="ce16" table:formula="of:=ROUND(LINEARLY_INTERPOLATE([.$A4];[.$A$3];[.K$3];[.$A$12];[.K$12]))" office:value-type="float" office:value="4" calcext:value-type="float">
            <text:p>4</text:p>
          </table:table-cell>
          <table:table-cell table:style-name="ce27" table:formula="of:=ROUND(LINEARLY_INTERPOLATE([.$A4];[.$A$3];[.L$3];[.$A$12];[.L$12]))" office:value-type="float" office:value="9" calcext:value-type="float">
            <text:p>9</text:p>
          </table:table-cell>
          <table:table-cell table:style-name="ce21" table:formula="of:=ROUND(LINEARLY_INTERPOLATE([.$A4];[.$A$3];[.M$3];[.$A$12];[.M$12]))" office:value-type="float" office:value="18" calcext:value-type="float">
            <text:p>18</text:p>
          </table:table-cell>
          <table:table-cell table:style-name="ce16" table:formula="of:=ROUND(LINEARLY_INTERPOLATE([.$A4];[.$A$3];[.N$3];[.$A$12];[.N$12]))" office:value-type="float" office:value="9" calcext:value-type="float">
            <text:p>9</text:p>
          </table:table-cell>
          <table:table-cell table:style-name="ce27" table:formula="of:=ROUND(LINEARLY_INTERPOLATE([.$A4];[.$A$3];[.O$3];[.$A$12];[.O$12]))" office:value-type="float" office:value="12" calcext:value-type="float">
            <text:p>12</text:p>
          </table:table-cell>
          <table:table-cell table:style-name="ce21" table:formula="of:=ROUND(LINEARLY_INTERPOLATE([.$A4];[.$A$3];[.P$3];[.$A$12];[.P$12]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ROUND(LINEARLY_INTERPOLATE([.$A5];[.$A$3];[.B$3];[.$A$12];[.B$12]))" office:value-type="float" office:value="38" calcext:value-type="float">
            <text:p>38</text:p>
          </table:table-cell>
          <table:table-cell table:style-name="ce21" table:formula="of:=ROUND(LINEARLY_INTERPOLATE([.$A5];[.$A$3];[.C$3];[.$A$12];[.C$12]))" office:value-type="float" office:value="17" calcext:value-type="float">
            <text:p>17</text:p>
          </table:table-cell>
          <table:table-cell table:style-name="ce16" table:formula="of:=ROUND(LINEARLY_INTERPOLATE([.$A5];[.$A$3];[.D$3];[.$A$12];[.D$12]))" office:value-type="float" office:value="17" calcext:value-type="float">
            <text:p>17</text:p>
          </table:table-cell>
          <table:table-cell table:style-name="ce21" table:formula="of:=ROUND(LINEARLY_INTERPOLATE([.$A5];[.$A$3];[.E$3];[.$A$12];[.E$12]))" office:value-type="float" office:value="10" calcext:value-type="float">
            <text:p>10</text:p>
          </table:table-cell>
          <table:table-cell table:style-name="ce16" table:formula="of:=ROUND(LINEARLY_INTERPOLATE([.$A5];[.$A$3];[.F$3];[.$A$12];[.F$12]))" office:value-type="float" office:value="25" calcext:value-type="float">
            <text:p>25</text:p>
          </table:table-cell>
          <table:table-cell table:style-name="ce21" table:formula="of:=ROUND(LINEARLY_INTERPOLATE([.$A5];[.$A$3];[.G$3];[.$A$12];[.G$12]))" office:value-type="float" office:value="15" calcext:value-type="float">
            <text:p>15</text:p>
          </table:table-cell>
          <table:table-cell table:style-name="ce16" table:formula="of:=ROUND(LINEARLY_INTERPOLATE([.$A5];[.$A$3];[.H$3];[.$A$12];[.H$12]))" office:value-type="float" office:value="14" calcext:value-type="float">
            <text:p>14</text:p>
          </table:table-cell>
          <table:table-cell table:style-name="ce27" table:formula="of:=ROUND(LINEARLY_INTERPOLATE([.$A5];[.$A$3];[.I$3];[.$A$12];[.I$12]))" office:value-type="float" office:value="22" calcext:value-type="float">
            <text:p>22</text:p>
          </table:table-cell>
          <table:table-cell table:style-name="ce21" table:formula="of:=ROUND(LINEARLY_INTERPOLATE([.$A5];[.$A$3];[.J$3];[.$A$12];[.J$12]))" office:value-type="float" office:value="36" calcext:value-type="float">
            <text:p>36</text:p>
          </table:table-cell>
          <table:table-cell table:style-name="ce16" table:formula="of:=ROUND(LINEARLY_INTERPOLATE([.$A5];[.$A$3];[.K$3];[.$A$12];[.K$12]))" office:value-type="float" office:value="4" calcext:value-type="float">
            <text:p>4</text:p>
          </table:table-cell>
          <table:table-cell table:style-name="ce27" table:formula="of:=ROUND(LINEARLY_INTERPOLATE([.$A5];[.$A$3];[.L$3];[.$A$12];[.L$12]))" office:value-type="float" office:value="10" calcext:value-type="float">
            <text:p>10</text:p>
          </table:table-cell>
          <table:table-cell table:style-name="ce21" table:formula="of:=ROUND(LINEARLY_INTERPOLATE([.$A5];[.$A$3];[.M$3];[.$A$12];[.M$12]))" office:value-type="float" office:value="22" calcext:value-type="float">
            <text:p>22</text:p>
          </table:table-cell>
          <table:table-cell table:style-name="ce16" table:formula="of:=ROUND(LINEARLY_INTERPOLATE([.$A5];[.$A$3];[.N$3];[.$A$12];[.N$12]))" office:value-type="float" office:value="10" calcext:value-type="float">
            <text:p>10</text:p>
          </table:table-cell>
          <table:table-cell table:style-name="ce27" table:formula="of:=ROUND(LINEARLY_INTERPOLATE([.$A5];[.$A$3];[.O$3];[.$A$12];[.O$12]))" office:value-type="float" office:value="14" calcext:value-type="float">
            <text:p>14</text:p>
          </table:table-cell>
          <table:table-cell table:style-name="ce21" table:formula="of:=ROUND(LINEARLY_INTERPOLATE([.$A5];[.$A$3];[.P$3];[.$A$12];[.P$12])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ROUND(LINEARLY_INTERPOLATE([.$A6];[.$A$3];[.B$3];[.$A$12];[.B$12]))" office:value-type="float" office:value="47" calcext:value-type="float">
            <text:p>47</text:p>
          </table:table-cell>
          <table:table-cell table:style-name="ce22" office:value-type="float" office:value="20" calcext:value-type="float">
            <text:p>20</text:p>
          </table:table-cell>
          <table:table-cell table:style-name="ce16" table:formula="of:=ROUND(LINEARLY_INTERPOLATE([.$A6];[.$A$3];[.D$3];[.$A$12];[.D$12]))" office:value-type="float" office:value="20" calcext:value-type="float">
            <text:p>20</text:p>
          </table:table-cell>
          <table:table-cell table:style-name="ce21" table:formula="of:=ROUND(LINEARLY_INTERPOLATE([.$A6];[.$A$3];[.E$3];[.$A$12];[.E$12]))" office:value-type="float" office:value="10" calcext:value-type="float">
            <text:p>10</text:p>
          </table:table-cell>
          <table:table-cell table:style-name="ce16" table:formula="of:=ROUND(LINEARLY_INTERPOLATE([.$A6];[.$A$3];[.F$3];[.$A$12];[.F$12]))" office:value-type="float" office:value="30" calcext:value-type="float">
            <text:p>30</text:p>
          </table:table-cell>
          <table:table-cell table:style-name="ce22" office:value-type="float" office:value="17" calcext:value-type="float">
            <text:p>17</text:p>
          </table:table-cell>
          <table:table-cell table:style-name="ce16" table:formula="of:=ROUND(LINEARLY_INTERPOLATE([.$A6];[.$A$3];[.H$3];[.$A$12];[.H$12]))" office:value-type="float" office:value="17" calcext:value-type="float">
            <text:p>17</text:p>
          </table:table-cell>
          <table:table-cell table:style-name="ce27" table:formula="of:=ROUND(LINEARLY_INTERPOLATE([.$A6];[.$A$3];[.I$3];[.$A$12];[.I$12]))" office:value-type="float" office:value="25" calcext:value-type="float">
            <text:p>25</text:p>
          </table:table-cell>
          <table:table-cell table:style-name="ce21" table:formula="of:=ROUND(LINEARLY_INTERPOLATE([.$A6];[.$A$3];[.J$3];[.$A$12];[.J$12]))" office:value-type="float" office:value="42" calcext:value-type="float">
            <text:p>42</text:p>
          </table:table-cell>
          <table:table-cell table:style-name="ce16" table:formula="of:=ROUND(LINEARLY_INTERPOLATE([.$A6];[.$A$3];[.K$3];[.$A$12];[.K$12]))" office:value-type="float" office:value="5" calcext:value-type="float">
            <text:p>5</text:p>
          </table:table-cell>
          <table:table-cell table:style-name="ce27" table:formula="of:=ROUND(LINEARLY_INTERPOLATE([.$A6];[.$A$3];[.L$3];[.$A$12];[.L$12]))" office:value-type="float" office:value="12" calcext:value-type="float">
            <text:p>12</text:p>
          </table:table-cell>
          <table:table-cell table:style-name="ce21" table:formula="of:=ROUND(LINEARLY_INTERPOLATE([.$A6];[.$A$3];[.M$3];[.$A$12];[.M$12]))" office:value-type="float" office:value="25" calcext:value-type="float">
            <text:p>25</text:p>
          </table:table-cell>
          <table:table-cell table:style-name="ce16" table:formula="of:=ROUND(LINEARLY_INTERPOLATE([.$A6];[.$A$3];[.N$3];[.$A$12];[.N$12]))" office:value-type="float" office:value="12" calcext:value-type="float">
            <text:p>12</text:p>
          </table:table-cell>
          <table:table-cell table:style-name="ce27" table:formula="of:=ROUND(LINEARLY_INTERPOLATE([.$A6];[.$A$3];[.O$3];[.$A$12];[.O$12]))" office:value-type="float" office:value="17" calcext:value-type="float">
            <text:p>17</text:p>
          </table:table-cell>
          <table:table-cell table:style-name="ce21" table:formula="of:=ROUND(LINEARLY_INTERPOLATE([.$A6];[.$A$3];[.P$3];[.$A$12];[.P$12])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ROUND(LINEARLY_INTERPOLATE([.$A7];[.$A$3];[.B$3];[.$A$12];[.B$12]))" office:value-type="float" office:value="56" calcext:value-type="float">
            <text:p>56</text:p>
          </table:table-cell>
          <table:table-cell table:style-name="ce21" table:formula="of:=ROUND(LINEARLY_INTERPOLATE([.$A7];[.$A$3];[.C$3];[.$A$12];[.C$12]))" office:value-type="float" office:value="18" calcext:value-type="float">
            <text:p>18</text:p>
          </table:table-cell>
          <table:table-cell table:style-name="ce16" table:formula="of:=ROUND(LINEARLY_INTERPOLATE([.$A7];[.$A$3];[.D$3];[.$A$12];[.D$12]))" office:value-type="float" office:value="23" calcext:value-type="float">
            <text:p>23</text:p>
          </table:table-cell>
          <table:table-cell table:style-name="ce21" table:formula="of:=ROUND(LINEARLY_INTERPOLATE([.$A7];[.$A$3];[.E$3];[.$A$12];[.E$12]))" office:value-type="float" office:value="10" calcext:value-type="float">
            <text:p>10</text:p>
          </table:table-cell>
          <table:table-cell table:style-name="ce16" table:formula="of:=ROUND(LINEARLY_INTERPOLATE([.$A7];[.$A$3];[.F$3];[.$A$12];[.F$12]))" office:value-type="float" office:value="35" calcext:value-type="float">
            <text:p>35</text:p>
          </table:table-cell>
          <table:table-cell table:style-name="ce21" table:formula="of:=ROUND(LINEARLY_INTERPOLATE([.$A7];[.$A$3];[.G$3];[.$A$12];[.G$12]))" office:value-type="float" office:value="16" calcext:value-type="float">
            <text:p>16</text:p>
          </table:table-cell>
          <table:table-cell table:style-name="ce16" table:formula="of:=ROUND(LINEARLY_INTERPOLATE([.$A7];[.$A$3];[.H$3];[.$A$12];[.H$12]))" office:value-type="float" office:value="19" calcext:value-type="float">
            <text:p>19</text:p>
          </table:table-cell>
          <table:table-cell table:style-name="ce27" table:formula="of:=ROUND(LINEARLY_INTERPOLATE([.$A7];[.$A$3];[.I$3];[.$A$12];[.I$12]))" office:value-type="float" office:value="28" calcext:value-type="float">
            <text:p>28</text:p>
          </table:table-cell>
          <table:table-cell table:style-name="ce21" table:formula="of:=ROUND(LINEARLY_INTERPOLATE([.$A7];[.$A$3];[.J$3];[.$A$12];[.J$12]))" office:value-type="float" office:value="47" calcext:value-type="float">
            <text:p>47</text:p>
          </table:table-cell>
          <table:table-cell table:style-name="ce16" table:formula="of:=ROUND(LINEARLY_INTERPOLATE([.$A7];[.$A$3];[.K$3];[.$A$12];[.K$12]))" office:value-type="float" office:value="6" calcext:value-type="float">
            <text:p>6</text:p>
          </table:table-cell>
          <table:table-cell table:style-name="ce27" table:formula="of:=ROUND(LINEARLY_INTERPOLATE([.$A7];[.$A$3];[.L$3];[.$A$12];[.L$12]))" office:value-type="float" office:value="13" calcext:value-type="float">
            <text:p>13</text:p>
          </table:table-cell>
          <table:table-cell table:style-name="ce21" table:formula="of:=ROUND(LINEARLY_INTERPOLATE([.$A7];[.$A$3];[.M$3];[.$A$12];[.M$12]))" office:value-type="float" office:value="28" calcext:value-type="float">
            <text:p>28</text:p>
          </table:table-cell>
          <table:table-cell table:style-name="ce16" table:formula="of:=ROUND(LINEARLY_INTERPOLATE([.$A7];[.$A$3];[.N$3];[.$A$12];[.N$12]))" office:value-type="float" office:value="13" calcext:value-type="float">
            <text:p>13</text:p>
          </table:table-cell>
          <table:table-cell table:style-name="ce27" table:formula="of:=ROUND(LINEARLY_INTERPOLATE([.$A7];[.$A$3];[.O$3];[.$A$12];[.O$12]))" office:value-type="float" office:value="19" calcext:value-type="float">
            <text:p>19</text:p>
          </table:table-cell>
          <table:table-cell table:style-name="ce21" table:formula="of:=ROUND(LINEARLY_INTERPOLATE([.$A7];[.$A$3];[.P$3];[.$A$12];[.P$12]))" office:value-type="float" office:value="38" calcext:value-type="float">
            <text:p>38</text:p>
          </table:table-cell>
          <table:table-cell table:number-columns-repeated="2"/>
          <table:table-cell table:style-name="ce4" office:value-type="string" calcext:value-type="string">
            <text:p>Squish DEF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ROUND(LINEARLY_INTERPOLATE([.$A8];[.$A$3];[.B$3];[.$A$12];[.B$12]))" office:value-type="float" office:value="64" calcext:value-type="float">
            <text:p>64</text:p>
          </table:table-cell>
          <table:table-cell table:style-name="ce21" table:formula="of:=ROUND(LINEARLY_INTERPOLATE([.$A8];[.$A$3];[.C$3];[.$A$12];[.C$12]))" office:value-type="float" office:value="19" calcext:value-type="float">
            <text:p>19</text:p>
          </table:table-cell>
          <table:table-cell table:style-name="ce16" table:formula="of:=ROUND(LINEARLY_INTERPOLATE([.$A8];[.$A$3];[.D$3];[.$A$12];[.D$12]))" office:value-type="float" office:value="27" calcext:value-type="float">
            <text:p>27</text:p>
          </table:table-cell>
          <table:table-cell table:style-name="ce21" table:formula="of:=ROUND(LINEARLY_INTERPOLATE([.$A8];[.$A$3];[.E$3];[.$A$12];[.E$12]))" office:value-type="float" office:value="10" calcext:value-type="float">
            <text:p>10</text:p>
          </table:table-cell>
          <table:table-cell table:style-name="ce16" table:formula="of:=ROUND(LINEARLY_INTERPOLATE([.$A8];[.$A$3];[.F$3];[.$A$12];[.F$12]))" office:value-type="float" office:value="40" calcext:value-type="float">
            <text:p>40</text:p>
          </table:table-cell>
          <table:table-cell table:style-name="ce21" table:formula="of:=ROUND(LINEARLY_INTERPOLATE([.$A8];[.$A$3];[.G$3];[.$A$12];[.G$12]))" office:value-type="float" office:value="16" calcext:value-type="float">
            <text:p>16</text:p>
          </table:table-cell>
          <table:table-cell table:style-name="ce16" table:formula="of:=ROUND(LINEARLY_INTERPOLATE([.$A8];[.$A$3];[.H$3];[.$A$12];[.H$12]))" office:value-type="float" office:value="21" calcext:value-type="float">
            <text:p>21</text:p>
          </table:table-cell>
          <table:table-cell table:style-name="ce27" table:formula="of:=ROUND(LINEARLY_INTERPOLATE([.$A8];[.$A$3];[.I$3];[.$A$12];[.I$12]))" office:value-type="float" office:value="32" calcext:value-type="float">
            <text:p>32</text:p>
          </table:table-cell>
          <table:table-cell table:style-name="ce21" table:formula="of:=ROUND(LINEARLY_INTERPOLATE([.$A8];[.$A$3];[.J$3];[.$A$12];[.J$12]))" office:value-type="float" office:value="53" calcext:value-type="float">
            <text:p>53</text:p>
          </table:table-cell>
          <table:table-cell table:style-name="ce16" table:formula="of:=ROUND(LINEARLY_INTERPOLATE([.$A8];[.$A$3];[.K$3];[.$A$12];[.K$12]))" office:value-type="float" office:value="6" calcext:value-type="float">
            <text:p>6</text:p>
          </table:table-cell>
          <table:table-cell table:style-name="ce27" table:formula="of:=ROUND(LINEARLY_INTERPOLATE([.$A8];[.$A$3];[.L$3];[.$A$12];[.L$12]))" office:value-type="float" office:value="15" calcext:value-type="float">
            <text:p>15</text:p>
          </table:table-cell>
          <table:table-cell table:style-name="ce21" table:formula="of:=ROUND(LINEARLY_INTERPOLATE([.$A8];[.$A$3];[.M$3];[.$A$12];[.M$12]))" office:value-type="float" office:value="32" calcext:value-type="float">
            <text:p>32</text:p>
          </table:table-cell>
          <table:table-cell table:style-name="ce16" table:formula="of:=ROUND(LINEARLY_INTERPOLATE([.$A8];[.$A$3];[.N$3];[.$A$12];[.N$12]))" office:value-type="float" office:value="15" calcext:value-type="float">
            <text:p>15</text:p>
          </table:table-cell>
          <table:table-cell table:style-name="ce27" table:formula="of:=ROUND(LINEARLY_INTERPOLATE([.$A8];[.$A$3];[.O$3];[.$A$12];[.O$12]))" office:value-type="float" office:value="21" calcext:value-type="float">
            <text:p>21</text:p>
          </table:table-cell>
          <table:table-cell table:style-name="ce21" table:formula="of:=ROUND(LINEARLY_INTERPOLATE([.$A8];[.$A$3];[.P$3];[.$A$12];[.P$12])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ROUND(LINEARLY_INTERPOLATE([.$A9];[.$A$3];[.B$3];[.$A$12];[.B$12]))" office:value-type="float" office:value="73" calcext:value-type="float">
            <text:p>73</text:p>
          </table:table-cell>
          <table:table-cell table:style-name="ce21" table:formula="of:=ROUND(LINEARLY_INTERPOLATE([.$A9];[.$A$3];[.C$3];[.$A$12];[.C$12]))" office:value-type="float" office:value="19" calcext:value-type="float">
            <text:p>19</text:p>
          </table:table-cell>
          <table:table-cell table:style-name="ce16" table:formula="of:=ROUND(LINEARLY_INTERPOLATE([.$A9];[.$A$3];[.D$3];[.$A$12];[.D$12]))" office:value-type="float" office:value="30" calcext:value-type="float">
            <text:p>30</text:p>
          </table:table-cell>
          <table:table-cell table:style-name="ce21" table:formula="of:=ROUND(LINEARLY_INTERPOLATE([.$A9];[.$A$3];[.E$3];[.$A$12];[.E$12]))" office:value-type="float" office:value="10" calcext:value-type="float">
            <text:p>10</text:p>
          </table:table-cell>
          <table:table-cell table:style-name="ce16" table:formula="of:=ROUND(LINEARLY_INTERPOLATE([.$A9];[.$A$3];[.F$3];[.$A$12];[.F$12]))" office:value-type="float" office:value="45" calcext:value-type="float">
            <text:p>45</text:p>
          </table:table-cell>
          <table:table-cell table:style-name="ce21" table:formula="of:=ROUND(LINEARLY_INTERPOLATE([.$A9];[.$A$3];[.G$3];[.$A$12];[.G$12]))" office:value-type="float" office:value="17" calcext:value-type="float">
            <text:p>17</text:p>
          </table:table-cell>
          <table:table-cell table:style-name="ce16" table:formula="of:=ROUND(LINEARLY_INTERPOLATE([.$A9];[.$A$3];[.H$3];[.$A$12];[.H$12]))" office:value-type="float" office:value="23" calcext:value-type="float">
            <text:p>23</text:p>
          </table:table-cell>
          <table:table-cell table:style-name="ce27" table:formula="of:=ROUND(LINEARLY_INTERPOLATE([.$A9];[.$A$3];[.I$3];[.$A$12];[.I$12]))" office:value-type="float" office:value="35" calcext:value-type="float">
            <text:p>35</text:p>
          </table:table-cell>
          <table:table-cell table:style-name="ce21" table:formula="of:=ROUND(LINEARLY_INTERPOLATE([.$A9];[.$A$3];[.J$3];[.$A$12];[.J$12]))" office:value-type="float" office:value="58" calcext:value-type="float">
            <text:p>58</text:p>
          </table:table-cell>
          <table:table-cell table:style-name="ce16" table:formula="of:=ROUND(LINEARLY_INTERPOLATE([.$A9];[.$A$3];[.K$3];[.$A$12];[.K$12]))" office:value-type="float" office:value="7" calcext:value-type="float">
            <text:p>7</text:p>
          </table:table-cell>
          <table:table-cell table:style-name="ce27" table:formula="of:=ROUND(LINEARLY_INTERPOLATE([.$A9];[.$A$3];[.L$3];[.$A$12];[.L$12]))" office:value-type="float" office:value="16" calcext:value-type="float">
            <text:p>16</text:p>
          </table:table-cell>
          <table:table-cell table:style-name="ce21" table:formula="of:=ROUND(LINEARLY_INTERPOLATE([.$A9];[.$A$3];[.M$3];[.$A$12];[.M$12]))" office:value-type="float" office:value="35" calcext:value-type="float">
            <text:p>35</text:p>
          </table:table-cell>
          <table:table-cell table:style-name="ce16" table:formula="of:=ROUND(LINEARLY_INTERPOLATE([.$A9];[.$A$3];[.N$3];[.$A$12];[.N$12]))" office:value-type="float" office:value="16" calcext:value-type="float">
            <text:p>16</text:p>
          </table:table-cell>
          <table:table-cell table:style-name="ce27" table:formula="of:=ROUND(LINEARLY_INTERPOLATE([.$A9];[.$A$3];[.O$3];[.$A$12];[.O$12]))" office:value-type="float" office:value="23" calcext:value-type="float">
            <text:p>23</text:p>
          </table:table-cell>
          <table:table-cell table:style-name="ce21" table:formula="of:=ROUND(LINEARLY_INTERPOLATE([.$A9];[.$A$3];[.P$3];[.$A$12];[.P$12]))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ROUND(LINEARLY_INTERPOLATE([.$A10];[.$A$3];[.B$3];[.$A$12];[.B$12]))" office:value-type="float" office:value="82" calcext:value-type="float">
            <text:p>82</text:p>
          </table:table-cell>
          <table:table-cell table:style-name="ce21" table:formula="of:=ROUND(LINEARLY_INTERPOLATE([.$A10];[.$A$3];[.C$3];[.$A$12];[.C$12]))" office:value-type="float" office:value="20" calcext:value-type="float">
            <text:p>20</text:p>
          </table:table-cell>
          <table:table-cell table:style-name="ce16" table:formula="of:=ROUND(LINEARLY_INTERPOLATE([.$A10];[.$A$3];[.D$3];[.$A$12];[.D$12]))" office:value-type="float" office:value="33" calcext:value-type="float">
            <text:p>33</text:p>
          </table:table-cell>
          <table:table-cell table:style-name="ce21" table:formula="of:=ROUND(LINEARLY_INTERPOLATE([.$A10];[.$A$3];[.E$3];[.$A$12];[.E$12]))" office:value-type="float" office:value="10" calcext:value-type="float">
            <text:p>10</text:p>
          </table:table-cell>
          <table:table-cell table:style-name="ce16" table:formula="of:=ROUND(LINEARLY_INTERPOLATE([.$A10];[.$A$3];[.F$3];[.$A$12];[.F$12]))" office:value-type="float" office:value="50" calcext:value-type="float">
            <text:p>50</text:p>
          </table:table-cell>
          <table:table-cell table:style-name="ce21" table:formula="of:=ROUND(LINEARLY_INTERPOLATE([.$A10];[.$A$3];[.G$3];[.$A$12];[.G$12]))" office:value-type="float" office:value="17" calcext:value-type="float">
            <text:p>17</text:p>
          </table:table-cell>
          <table:table-cell table:style-name="ce16" table:formula="of:=ROUND(LINEARLY_INTERPOLATE([.$A10];[.$A$3];[.H$3];[.$A$12];[.H$12]))" office:value-type="float" office:value="26" calcext:value-type="float">
            <text:p>26</text:p>
          </table:table-cell>
          <table:table-cell table:style-name="ce27" table:formula="of:=ROUND(LINEARLY_INTERPOLATE([.$A10];[.$A$3];[.I$3];[.$A$12];[.I$12]))" office:value-type="float" office:value="38" calcext:value-type="float">
            <text:p>38</text:p>
          </table:table-cell>
          <table:table-cell table:style-name="ce21" table:formula="of:=ROUND(LINEARLY_INTERPOLATE([.$A10];[.$A$3];[.J$3];[.$A$12];[.J$12]))" office:value-type="float" office:value="64" calcext:value-type="float">
            <text:p>64</text:p>
          </table:table-cell>
          <table:table-cell table:style-name="ce16" table:formula="of:=ROUND(LINEARLY_INTERPOLATE([.$A10];[.$A$3];[.K$3];[.$A$12];[.K$12]))" office:value-type="float" office:value="8" calcext:value-type="float">
            <text:p>8</text:p>
          </table:table-cell>
          <table:table-cell table:style-name="ce27" table:formula="of:=ROUND(LINEARLY_INTERPOLATE([.$A10];[.$A$3];[.L$3];[.$A$12];[.L$12]))" office:value-type="float" office:value="18" calcext:value-type="float">
            <text:p>18</text:p>
          </table:table-cell>
          <table:table-cell table:style-name="ce21" table:formula="of:=ROUND(LINEARLY_INTERPOLATE([.$A10];[.$A$3];[.M$3];[.$A$12];[.M$12]))" office:value-type="float" office:value="38" calcext:value-type="float">
            <text:p>38</text:p>
          </table:table-cell>
          <table:table-cell table:style-name="ce16" table:formula="of:=ROUND(LINEARLY_INTERPOLATE([.$A10];[.$A$3];[.N$3];[.$A$12];[.N$12]))" office:value-type="float" office:value="18" calcext:value-type="float">
            <text:p>18</text:p>
          </table:table-cell>
          <table:table-cell table:style-name="ce27" table:formula="of:=ROUND(LINEARLY_INTERPOLATE([.$A10];[.$A$3];[.O$3];[.$A$12];[.O$12]))" office:value-type="float" office:value="26" calcext:value-type="float">
            <text:p>26</text:p>
          </table:table-cell>
          <table:table-cell table:style-name="ce21" table:formula="of:=ROUND(LINEARLY_INTERPOLATE([.$A10];[.$A$3];[.P$3];[.$A$12];[.P$12])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table:formula="of:=ROUND(LINEARLY_INTERPOLATE([.$A11];[.$A$3];[.B$3];[.$A$12];[.B$12]))" office:value-type="float" office:value="91" calcext:value-type="float">
            <text:p>91</text:p>
          </table:table-cell>
          <table:table-cell table:style-name="ce21" table:formula="of:=ROUND(LINEARLY_INTERPOLATE([.$A11];[.$A$3];[.C$3];[.$A$12];[.C$12]))" office:value-type="float" office:value="20" calcext:value-type="float">
            <text:p>20</text:p>
          </table:table-cell>
          <table:table-cell table:style-name="ce16" table:formula="of:=ROUND(LINEARLY_INTERPOLATE([.$A11];[.$A$3];[.D$3];[.$A$12];[.D$12]))" office:value-type="float" office:value="37" calcext:value-type="float">
            <text:p>37</text:p>
          </table:table-cell>
          <table:table-cell table:style-name="ce21" table:formula="of:=ROUND(LINEARLY_INTERPOLATE([.$A11];[.$A$3];[.E$3];[.$A$12];[.E$12]))" office:value-type="float" office:value="10" calcext:value-type="float">
            <text:p>10</text:p>
          </table:table-cell>
          <table:table-cell table:style-name="ce16" table:formula="of:=ROUND(LINEARLY_INTERPOLATE([.$A11];[.$A$3];[.F$3];[.$A$12];[.F$12]))" office:value-type="float" office:value="55" calcext:value-type="float">
            <text:p>55</text:p>
          </table:table-cell>
          <table:table-cell table:style-name="ce21" table:formula="of:=ROUND(LINEARLY_INTERPOLATE([.$A11];[.$A$3];[.G$3];[.$A$12];[.G$12]))" office:value-type="float" office:value="18" calcext:value-type="float">
            <text:p>18</text:p>
          </table:table-cell>
          <table:table-cell table:style-name="ce16" table:formula="of:=ROUND(LINEARLY_INTERPOLATE([.$A11];[.$A$3];[.H$3];[.$A$12];[.H$12]))" office:value-type="float" office:value="28" calcext:value-type="float">
            <text:p>28</text:p>
          </table:table-cell>
          <table:table-cell table:style-name="ce27" table:formula="of:=ROUND(LINEARLY_INTERPOLATE([.$A11];[.$A$3];[.I$3];[.$A$12];[.I$12]))" office:value-type="float" office:value="42" calcext:value-type="float">
            <text:p>42</text:p>
          </table:table-cell>
          <table:table-cell table:style-name="ce21" table:formula="of:=ROUND(LINEARLY_INTERPOLATE([.$A11];[.$A$3];[.J$3];[.$A$12];[.J$12]))" office:value-type="float" office:value="69" calcext:value-type="float">
            <text:p>69</text:p>
          </table:table-cell>
          <table:table-cell table:style-name="ce16" table:formula="of:=ROUND(LINEARLY_INTERPOLATE([.$A11];[.$A$3];[.K$3];[.$A$12];[.K$12]))" office:value-type="float" office:value="8" calcext:value-type="float">
            <text:p>8</text:p>
          </table:table-cell>
          <table:table-cell table:style-name="ce27" table:formula="of:=ROUND(LINEARLY_INTERPOLATE([.$A11];[.$A$3];[.L$3];[.$A$12];[.L$12]))" office:value-type="float" office:value="19" calcext:value-type="float">
            <text:p>19</text:p>
          </table:table-cell>
          <table:table-cell table:style-name="ce21" table:formula="of:=ROUND(LINEARLY_INTERPOLATE([.$A11];[.$A$3];[.M$3];[.$A$12];[.M$12]))" office:value-type="float" office:value="42" calcext:value-type="float">
            <text:p>42</text:p>
          </table:table-cell>
          <table:table-cell table:style-name="ce16" table:formula="of:=ROUND(LINEARLY_INTERPOLATE([.$A11];[.$A$3];[.N$3];[.$A$12];[.N$12]))" office:value-type="float" office:value="19" calcext:value-type="float">
            <text:p>19</text:p>
          </table:table-cell>
          <table:table-cell table:style-name="ce27" table:formula="of:=ROUND(LINEARLY_INTERPOLATE([.$A11];[.$A$3];[.O$3];[.$A$12];[.O$12]))" office:value-type="float" office:value="28" calcext:value-type="float">
            <text:p>28</text:p>
          </table:table-cell>
          <table:table-cell table:style-name="ce21" table:formula="of:=ROUND(LINEARLY_INTERPOLATE([.$A11];[.$A$3];[.P$3];[.$A$12];[.P$12])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21" calcext:value-type="float">
            <text:p>21</text:p>
          </table:table-cell>
          <table:table-cell table:style-name="ce17" office:value-type="float" office:value="40" calcext:value-type="float">
            <text:p>40</text:p>
          </table:table-cell>
          <table:table-cell table:style-name="ce23" office:value-type="float" office:value="10" calcext:value-type="float">
            <text:p>10</text:p>
          </table:table-cell>
          <table:table-cell table:style-name="ce17" office:value-type="float" office:value="60" calcext:value-type="float">
            <text:p>60</text:p>
          </table:table-cell>
          <table:table-cell table:style-name="ce23" office:value-type="float" office:value="18" calcext:value-type="float">
            <text:p>18</text:p>
          </table:table-cell>
          <table:table-cell table:style-name="ce17" office:value-type="float" office:value="30" calcext:value-type="float">
            <text:p>30</text:p>
          </table:table-cell>
          <table:table-cell table:style-name="ce28" office:value-type="float" office:value="45" calcext:value-type="float">
            <text:p>45</text:p>
          </table:table-cell>
          <table:table-cell table:style-name="ce23" office:value-type="float" office:value="75" calcext:value-type="float">
            <text:p>75</text:p>
          </table:table-cell>
          <table:table-cell table:style-name="ce17" office:value-type="float" office:value="9" calcext:value-type="float">
            <text:p>9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45" calcext:value-type="float">
            <text:p>45</text:p>
          </table:table-cell>
          <table:table-cell table:style-name="ce17" office:value-type="float" office:value="21" calcext:value-type="float">
            <text:p>21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/>
          <table:table-cell table:style-name="ce4" office:value-type="string" calcext:value-type="string">
            <text:p>Avg. DE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H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C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H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C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ccurac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to h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to hit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Top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Low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vg.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</table:table>
      <table:table table:name="AverageJoeMonster" table:style-name="ta1">
        <table:table-column table:style-name="co2" table:number-columns-repeated="16384" table:default-cell-style-name="ce3"/>
        <table:table-row table:style-name="ro1">
          <table:table-cell table:style-name="ce1" office:value-type="string" calcext:value-type="string">
            <text:p>Level/HD</text:p>
          </table:table-cell>
          <table:table-cell table:style-name="ce29" office:value-type="string" calcext:value-type="string">
            <text:p>AC</text:p>
          </table:table-cell>
          <table:table-cell table:style-name="ce29" office:value-type="string" calcext:value-type="string">
            <text:p>HP</text:p>
          </table:table-cell>
          <table:table-cell table:style-name="ce29" office:value-type="string" calcext:value-type="string">
            <text:p>To-Hit</text:p>
          </table:table-cell>
          <table:table-cell table:style-name="ce29" office:value-type="string" calcext:value-type="string">
            <text:p>Damag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A2]*[.$G$3]" office:value-type="float" office:value="4.5" calcext:value-type="float">
            <text:p>4.5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3.5" calcext:value-type="float">
            <text:p>3.5</text:p>
          </table:table-cell>
          <table:table-cell/>
          <table:table-cell office:value-type="string" calcext:value-type="string">
            <text:p>HP per HD: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1" table:formula="of:=ROUND(LINEARLY_INTERPOLATE([.$A3]; [.$A$2]; [.$B$2]; [.$A$21]; [.$B$21]))" office:value-type="float" office:value="13" calcext:value-type="float">
            <text:p>13</text:p>
          </table:table-cell>
          <table:table-cell table:style-name="ce33" table:formula="of:=[.A3]*[.$G$3]" office:value-type="float" office:value="9" calcext:value-type="float">
            <text:p>9</text:p>
          </table:table-cell>
          <table:table-cell table:style-name="ce35" table:formula="of:=ROUND(LINEARLY_INTERPOLATE([.$A3]; [.$A$2]; [.$D$2]; [.$A$11]; [.$D$11]))" office:value-type="float" office:value="2" calcext:value-type="float">
            <text:p>2</text:p>
          </table:table-cell>
          <table:table-cell table:style-name="ce38" table:formula="of:=LINEARLY_INTERPOLATE([.$A3]; [.$A$2]; [.$E$2]; [.$A$12]; [.$E$12])" office:value-type="float" office:value="5.15" calcext:value-type="float">
            <text:p>5.2</text:p>
          </table:table-cell>
          <table:table-cell table:style-name="Default"/>
          <table:table-cell table:style-name="ce41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1" table:formula="of:=ROUND(LINEARLY_INTERPOLATE([.$A4]; [.$A$2]; [.$B$2]; [.$A$21]; [.$B$21]))" office:value-type="float" office:value="14" calcext:value-type="float">
            <text:p>14</text:p>
          </table:table-cell>
          <table:table-cell table:style-name="ce33" table:formula="of:=[.A4]*[.$G$3]" office:value-type="float" office:value="13.5" calcext:value-type="float">
            <text:p>13.5</text:p>
          </table:table-cell>
          <table:table-cell table:style-name="ce35" table:formula="of:=ROUND(LINEARLY_INTERPOLATE([.$A4]; [.$A$2]; [.$D$2]; [.$A$11]; [.$D$11]))" office:value-type="float" office:value="3" calcext:value-type="float">
            <text:p>3</text:p>
          </table:table-cell>
          <table:table-cell table:style-name="ce38" table:formula="of:=LINEARLY_INTERPOLATE([.$A4]; [.$A$2]; [.$E$2]; [.$A$12]; [.$E$12])" office:value-type="float" office:value="6.8" calcext:value-type="float">
            <text:p>6.8</text:p>
          </table:table-cell>
          <table:table-cell table:style-name="Default"/>
          <table:table-cell table:number-columns-repeated="4"/>
          <table:table-cell table:style-name="ce42"/>
          <table:table-cell table:number-columns-repeated="163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1" table:formula="of:=ROUND(LINEARLY_INTERPOLATE([.$A5]; [.$A$2]; [.$B$2]; [.$A$21]; [.$B$21]))" office:value-type="float" office:value="14" calcext:value-type="float">
            <text:p>14</text:p>
          </table:table-cell>
          <table:table-cell table:style-name="ce33" table:formula="of:=[.A5]*[.$G$3]" office:value-type="float" office:value="18" calcext:value-type="float">
            <text:p>18</text:p>
          </table:table-cell>
          <table:table-cell table:style-name="ce35" table:formula="of:=ROUND(LINEARLY_INTERPOLATE([.$A5]; [.$A$2]; [.$D$2]; [.$A$11]; [.$D$11]))" office:value-type="float" office:value="4" calcext:value-type="float">
            <text:p>4</text:p>
          </table:table-cell>
          <table:table-cell table:style-name="ce38" table:formula="of:=LINEARLY_INTERPOLATE([.$A5]; [.$A$2]; [.$E$2]; [.$A$12]; [.$E$12])" office:value-type="float" office:value="8.45" calcext:value-type="float">
            <text:p>8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1" table:formula="of:=ROUND(LINEARLY_INTERPOLATE([.$A6]; [.$A$2]; [.$B$2]; [.$A$21]; [.$B$21]))" office:value-type="float" office:value="15" calcext:value-type="float">
            <text:p>15</text:p>
          </table:table-cell>
          <table:table-cell table:style-name="ce33" table:formula="of:=[.A6]*[.$G$3]" office:value-type="float" office:value="22.5" calcext:value-type="float">
            <text:p>22.5</text:p>
          </table:table-cell>
          <table:table-cell table:style-name="ce35" table:formula="of:=ROUND(LINEARLY_INTERPOLATE([.$A6]; [.$A$2]; [.$D$2]; [.$A$11]; [.$D$11]))" office:value-type="float" office:value="5" calcext:value-type="float">
            <text:p>5</text:p>
          </table:table-cell>
          <table:table-cell table:style-name="ce38" table:formula="of:=LINEARLY_INTERPOLATE([.$A6]; [.$A$2]; [.$E$2]; [.$A$12]; [.$E$12])" office:value-type="float" office:value="10.1" calcext:value-type="float">
            <text:p>10.1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1" table:formula="of:=ROUND(LINEARLY_INTERPOLATE([.$A7]; [.$A$2]; [.$B$2]; [.$A$21]; [.$B$21]))" office:value-type="float" office:value="15" calcext:value-type="float">
            <text:p>15</text:p>
          </table:table-cell>
          <table:table-cell table:style-name="ce33" table:formula="of:=[.A7]*[.$G$3]" office:value-type="float" office:value="27" calcext:value-type="float">
            <text:p>27</text:p>
          </table:table-cell>
          <table:table-cell table:style-name="ce35" table:formula="of:=ROUND(LINEARLY_INTERPOLATE([.$A7]; [.$A$2]; [.$D$2]; [.$A$11]; [.$D$11]))" office:value-type="float" office:value="6" calcext:value-type="float">
            <text:p>6</text:p>
          </table:table-cell>
          <table:table-cell table:style-name="ce38" table:formula="of:=LINEARLY_INTERPOLATE([.$A7]; [.$A$2]; [.$E$2]; [.$A$12]; [.$E$12])" office:value-type="float" office:value="11.75" calcext:value-type="float">
            <text:p>11.8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1" table:formula="of:=ROUND(LINEARLY_INTERPOLATE([.$A8]; [.$A$2]; [.$B$2]; [.$A$21]; [.$B$21]))" office:value-type="float" office:value="16" calcext:value-type="float">
            <text:p>16</text:p>
          </table:table-cell>
          <table:table-cell table:style-name="ce33" table:formula="of:=[.A8]*[.$G$3]" office:value-type="float" office:value="31.5" calcext:value-type="float">
            <text:p>31.5</text:p>
          </table:table-cell>
          <table:table-cell table:style-name="ce35" table:formula="of:=ROUND(LINEARLY_INTERPOLATE([.$A8]; [.$A$2]; [.$D$2]; [.$A$11]; [.$D$11]))" office:value-type="float" office:value="7" calcext:value-type="float">
            <text:p>7</text:p>
          </table:table-cell>
          <table:table-cell table:style-name="ce38" table:formula="of:=LINEARLY_INTERPOLATE([.$A8]; [.$A$2]; [.$E$2]; [.$A$12]; [.$E$12])" office:value-type="float" office:value="13.4" calcext:value-type="float">
            <text:p>13.4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1" table:formula="of:=ROUND(LINEARLY_INTERPOLATE([.$A9]; [.$A$2]; [.$B$2]; [.$A$21]; [.$B$21]))" office:value-type="float" office:value="16" calcext:value-type="float">
            <text:p>16</text:p>
          </table:table-cell>
          <table:table-cell table:style-name="ce33" table:formula="of:=[.A9]*[.$G$3]" office:value-type="float" office:value="36" calcext:value-type="float">
            <text:p>36</text:p>
          </table:table-cell>
          <table:table-cell table:style-name="ce35" table:formula="of:=ROUND(LINEARLY_INTERPOLATE([.$A9]; [.$A$2]; [.$D$2]; [.$A$11]; [.$D$11]))" office:value-type="float" office:value="8" calcext:value-type="float">
            <text:p>8</text:p>
          </table:table-cell>
          <table:table-cell table:style-name="ce38" table:formula="of:=LINEARLY_INTERPOLATE([.$A9]; [.$A$2]; [.$E$2]; [.$A$12]; [.$E$12])" office:value-type="float" office:value="15.05" calcext:value-type="float">
            <text:p>15.1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1" table:formula="of:=ROUND(LINEARLY_INTERPOLATE([.$A10]; [.$A$2]; [.$B$2]; [.$A$21]; [.$B$21]))" office:value-type="float" office:value="17" calcext:value-type="float">
            <text:p>17</text:p>
          </table:table-cell>
          <table:table-cell table:style-name="ce33" table:formula="of:=[.A10]*[.$G$3]" office:value-type="float" office:value="40.5" calcext:value-type="float">
            <text:p>40.5</text:p>
          </table:table-cell>
          <table:table-cell table:style-name="ce35" table:formula="of:=ROUND(LINEARLY_INTERPOLATE([.$A10]; [.$A$2]; [.$D$2]; [.$A$11]; [.$D$11]))" office:value-type="float" office:value="9" calcext:value-type="float">
            <text:p>9</text:p>
          </table:table-cell>
          <table:table-cell table:style-name="ce38" table:formula="of:=LINEARLY_INTERPOLATE([.$A10]; [.$A$2]; [.$E$2]; [.$A$12]; [.$E$12])" office:value-type="float" office:value="16.7" calcext:value-type="float">
            <text:p>16.7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1" table:formula="of:=ROUND(LINEARLY_INTERPOLATE([.$A11]; [.$A$2]; [.$B$2]; [.$A$21]; [.$B$21]))" office:value-type="float" office:value="17" calcext:value-type="float">
            <text:p>17</text:p>
          </table:table-cell>
          <table:table-cell table:style-name="ce33" table:formula="of:=[.A11]*[.$G$3]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 table:style-name="ce38" table:formula="of:=LINEARLY_INTERPOLATE([.$A11]; [.$A$2]; [.$E$2]; [.$A$12]; [.$E$12])" office:value-type="float" office:value="18.35" calcext:value-type="float">
            <text:p>18.4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1" table:formula="of:=ROUND(LINEARLY_INTERPOLATE([.$A12]; [.$A$2]; [.$B$2]; [.$A$21]; [.$B$21]))" office:value-type="float" office:value="18" calcext:value-type="float">
            <text:p>18</text:p>
          </table:table-cell>
          <table:table-cell table:style-name="ce33" table:formula="of:=[.A12]*[.$G$3]" office:value-type="float" office:value="49.5" calcext:value-type="float">
            <text:p>49.5</text:p>
          </table:table-cell>
          <table:table-cell table:style-name="ce36" table:formula="of:=ROUND(LINEARLY_INTERPOLATE([.$A12];[.$A$11];[.$D$11];[.$A$21];[.$D$21]))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1" table:formula="of:=ROUND(LINEARLY_INTERPOLATE([.$A13]; [.$A$2]; [.$B$2]; [.$A$21]; [.$B$21]))" office:value-type="float" office:value="18" calcext:value-type="float">
            <text:p>18</text:p>
          </table:table-cell>
          <table:table-cell table:style-name="ce33" table:formula="of:=[.A13]*[.$G$3]" office:value-type="float" office:value="54" calcext:value-type="float">
            <text:p>54</text:p>
          </table:table-cell>
          <table:table-cell table:style-name="ce36" table:formula="of:=ROUND(LINEARLY_INTERPOLATE([.$A13];[.$A$11];[.$D$11];[.$A$21];[.$D$21]))" office:value-type="float" office:value="11" calcext:value-type="float">
            <text:p>11</text:p>
          </table:table-cell>
          <table:table-cell table:style-name="ce38" table:formula="of:=LINEARLY_INTERPOLATE([.$A13]; [.$A$12]; [.$E$12]; [.$A$21]; [.$E$21])" office:value-type="float" office:value="21.1111111111111" calcext:value-type="float">
            <text:p>21.1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1" table:formula="of:=ROUND(LINEARLY_INTERPOLATE([.$A14]; [.$A$2]; [.$B$2]; [.$A$21]; [.$B$21]))" office:value-type="float" office:value="19" calcext:value-type="float">
            <text:p>19</text:p>
          </table:table-cell>
          <table:table-cell table:style-name="ce33" table:formula="of:=[.A14]*[.$G$3]" office:value-type="float" office:value="58.5" calcext:value-type="float">
            <text:p>58.5</text:p>
          </table:table-cell>
          <table:table-cell table:style-name="ce36" table:formula="of:=ROUND(LINEARLY_INTERPOLATE([.$A14];[.$A$11];[.$D$11];[.$A$21];[.$D$21]))" office:value-type="float" office:value="11" calcext:value-type="float">
            <text:p>11</text:p>
          </table:table-cell>
          <table:table-cell table:style-name="ce38" table:formula="of:=LINEARLY_INTERPOLATE([.$A14]; [.$A$12]; [.$E$12]; [.$A$21]; [.$E$21])" office:value-type="float" office:value="22.2222222222222" calcext:value-type="float">
            <text:p>22.2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1" table:formula="of:=ROUND(LINEARLY_INTERPOLATE([.$A15]; [.$A$2]; [.$B$2]; [.$A$21]; [.$B$21]))" office:value-type="float" office:value="19" calcext:value-type="float">
            <text:p>19</text:p>
          </table:table-cell>
          <table:table-cell table:style-name="ce33" table:formula="of:=[.A15]*[.$G$3]" office:value-type="float" office:value="63" calcext:value-type="float">
            <text:p>63</text:p>
          </table:table-cell>
          <table:table-cell table:style-name="ce36" table:formula="of:=ROUND(LINEARLY_INTERPOLATE([.$A15];[.$A$11];[.$D$11];[.$A$21];[.$D$21]))" office:value-type="float" office:value="11" calcext:value-type="float">
            <text:p>11</text:p>
          </table:table-cell>
          <table:table-cell table:style-name="ce38" table:formula="of:=LINEARLY_INTERPOLATE([.$A15]; [.$A$12]; [.$E$12]; [.$A$21]; [.$E$21])" office:value-type="float" office:value="23.3333333333333" calcext:value-type="float">
            <text:p>23.3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1" table:formula="of:=ROUND(LINEARLY_INTERPOLATE([.$A16]; [.$A$2]; [.$B$2]; [.$A$21]; [.$B$21]))" office:value-type="float" office:value="20" calcext:value-type="float">
            <text:p>20</text:p>
          </table:table-cell>
          <table:table-cell table:style-name="ce33" table:formula="of:=[.A16]*[.$G$3]" office:value-type="float" office:value="67.5" calcext:value-type="float">
            <text:p>67.5</text:p>
          </table:table-cell>
          <table:table-cell table:style-name="ce36" table:formula="of:=ROUND(LINEARLY_INTERPOLATE([.$A16];[.$A$11];[.$D$11];[.$A$21];[.$D$21]))" office:value-type="float" office:value="12" calcext:value-type="float">
            <text:p>12</text:p>
          </table:table-cell>
          <table:table-cell table:style-name="ce38" table:formula="of:=LINEARLY_INTERPOLATE([.$A16]; [.$A$12]; [.$E$12]; [.$A$21]; [.$E$21])" office:value-type="float" office:value="24.4444444444444" calcext:value-type="float">
            <text:p>24.4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1" table:formula="of:=ROUND(LINEARLY_INTERPOLATE([.$A17]; [.$A$2]; [.$B$2]; [.$A$21]; [.$B$21]))" office:value-type="float" office:value="20" calcext:value-type="float">
            <text:p>20</text:p>
          </table:table-cell>
          <table:table-cell table:style-name="ce33" table:formula="of:=[.A17]*[.$G$3]" office:value-type="float" office:value="72" calcext:value-type="float">
            <text:p>72</text:p>
          </table:table-cell>
          <table:table-cell table:style-name="ce36" table:formula="of:=ROUND(LINEARLY_INTERPOLATE([.$A17];[.$A$11];[.$D$11];[.$A$21];[.$D$21]))" office:value-type="float" office:value="12" calcext:value-type="float">
            <text:p>12</text:p>
          </table:table-cell>
          <table:table-cell table:style-name="ce38" table:formula="of:=LINEARLY_INTERPOLATE([.$A17]; [.$A$12]; [.$E$12]; [.$A$21]; [.$E$21])" office:value-type="float" office:value="25.5555555555556" calcext:value-type="float">
            <text:p>25.6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1" table:formula="of:=ROUND(LINEARLY_INTERPOLATE([.$A18]; [.$A$2]; [.$B$2]; [.$A$21]; [.$B$21]))" office:value-type="float" office:value="21" calcext:value-type="float">
            <text:p>21</text:p>
          </table:table-cell>
          <table:table-cell table:style-name="ce33" table:formula="of:=[.A18]*[.$G$3]" office:value-type="float" office:value="76.5" calcext:value-type="float">
            <text:p>76.5</text:p>
          </table:table-cell>
          <table:table-cell table:style-name="ce36" table:formula="of:=ROUND(LINEARLY_INTERPOLATE([.$A18];[.$A$11];[.$D$11];[.$A$21];[.$D$21]))" office:value-type="float" office:value="12" calcext:value-type="float">
            <text:p>12</text:p>
          </table:table-cell>
          <table:table-cell table:style-name="ce38" table:formula="of:=LINEARLY_INTERPOLATE([.$A18]; [.$A$12]; [.$E$12]; [.$A$21]; [.$E$21])" office:value-type="float" office:value="26.6666666666667" calcext:value-type="float">
            <text:p>26.7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1" table:formula="of:=ROUND(LINEARLY_INTERPOLATE([.$A19]; [.$A$2]; [.$B$2]; [.$A$21]; [.$B$21]))" office:value-type="float" office:value="21" calcext:value-type="float">
            <text:p>21</text:p>
          </table:table-cell>
          <table:table-cell table:style-name="ce33" table:formula="of:=[.A19]*[.$G$3]" office:value-type="float" office:value="81" calcext:value-type="float">
            <text:p>81</text:p>
          </table:table-cell>
          <table:table-cell table:style-name="ce36" table:formula="of:=ROUND(LINEARLY_INTERPOLATE([.$A19];[.$A$11];[.$D$11];[.$A$21];[.$D$21]))" office:value-type="float" office:value="12" calcext:value-type="float">
            <text:p>12</text:p>
          </table:table-cell>
          <table:table-cell table:style-name="ce38" table:formula="of:=LINEARLY_INTERPOLATE([.$A19]; [.$A$12]; [.$E$12]; [.$A$21]; [.$E$21])" office:value-type="float" office:value="27.7777777777778" calcext:value-type="float">
            <text:p>27.8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1" table:formula="of:=ROUND(LINEARLY_INTERPOLATE([.$A20]; [.$A$2]; [.$B$2]; [.$A$21]; [.$B$21]))" office:value-type="float" office:value="22" calcext:value-type="float">
            <text:p>22</text:p>
          </table:table-cell>
          <table:table-cell table:style-name="ce33" table:formula="of:=[.A20]*[.$G$3]" office:value-type="float" office:value="85.5" calcext:value-type="float">
            <text:p>85.5</text:p>
          </table:table-cell>
          <table:table-cell table:style-name="ce36" table:formula="of:=ROUND(LINEARLY_INTERPOLATE([.$A20];[.$A$11];[.$D$11];[.$A$21];[.$D$21]))" office:value-type="float" office:value="13" calcext:value-type="float">
            <text:p>13</text:p>
          </table:table-cell>
          <table:table-cell table:style-name="ce38" table:formula="of:=LINEARLY_INTERPOLATE([.$A20]; [.$A$12]; [.$E$12]; [.$A$21]; [.$E$21])" office:value-type="float" office:value="28.8888888888889" calcext:value-type="float">
            <text:p>28.9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3" table:formula="of:=[.A21]*[.$G$3]" office:value-type="float" office:value="90" calcext:value-type="float">
            <text:p>9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30" calcext:value-type="float">
            <text:p>30.0</text:p>
          </table:table-cell>
          <table:table-cell table:number-columns-repeated="163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2" table:formula="of:=ROUND(LINEARLY_INTERPOLATE([.$A22]; [.$A$21]; [.$B$21]; [.$A$31]; [.$B$31]))" office:value-type="float" office:value="22" calcext:value-type="float">
            <text:p>22</text:p>
          </table:table-cell>
          <table:table-cell table:style-name="ce33" table:formula="of:=[.A22]*[.$G$3]" office:value-type="float" office:value="94.5" calcext:value-type="float">
            <text:p>94.5</text:p>
          </table:table-cell>
          <table:table-cell table:style-name="ce36" table:formula="of:=ROUND(LINEARLY_INTERPOLATE([.$A22];[.$A$21];[.$D$21];[.$A$31];[.$D$31]))" office:value-type="float" office:value="13" calcext:value-type="float">
            <text:p>13</text:p>
          </table:table-cell>
          <table:table-cell table:style-name="ce38" table:formula="of:=ROUND(LINEARLY_INTERPOLATE([.$A22]; [.$A$21]; [.$E$21]; [.$A$31]; [.$E$31]))" office:value-type="float" office:value="33" calcext:value-type="float">
            <text:p>33.0</text:p>
          </table:table-cell>
          <table:table-cell table:number-columns-repeated="163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2" table:formula="of:=ROUND(LINEARLY_INTERPOLATE([.$A23]; [.$A$21]; [.$B$21]; [.$A$31]; [.$B$31]))" office:value-type="float" office:value="23" calcext:value-type="float">
            <text:p>23</text:p>
          </table:table-cell>
          <table:table-cell table:style-name="ce33" table:formula="of:=[.A23]*[.$G$3]" office:value-type="float" office:value="99" calcext:value-type="float">
            <text:p>99</text:p>
          </table:table-cell>
          <table:table-cell table:style-name="ce36" table:formula="of:=ROUND(LINEARLY_INTERPOLATE([.$A23];[.$A$21];[.$D$21];[.$A$31];[.$D$31]))" office:value-type="float" office:value="14" calcext:value-type="float">
            <text:p>14</text:p>
          </table:table-cell>
          <table:table-cell table:style-name="ce38" table:formula="of:=ROUND(LINEARLY_INTERPOLATE([.$A23]; [.$A$21]; [.$E$21]; [.$A$31]; [.$E$31]))" office:value-type="float" office:value="36" calcext:value-type="float">
            <text:p>36.0</text:p>
          </table:table-cell>
          <table:table-cell table:number-columns-repeated="163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2" table:formula="of:=ROUND(LINEARLY_INTERPOLATE([.$A24]; [.$A$21]; [.$B$21]; [.$A$31]; [.$B$31]))" office:value-type="float" office:value="23" calcext:value-type="float">
            <text:p>23</text:p>
          </table:table-cell>
          <table:table-cell table:style-name="ce33" table:formula="of:=[.A24]*[.$G$3]" office:value-type="float" office:value="103.5" calcext:value-type="float">
            <text:p>103.5</text:p>
          </table:table-cell>
          <table:table-cell table:style-name="ce36" table:formula="of:=ROUND(LINEARLY_INTERPOLATE([.$A24];[.$A$21];[.$D$21];[.$A$31];[.$D$31]))" office:value-type="float" office:value="14" calcext:value-type="float">
            <text:p>14</text:p>
          </table:table-cell>
          <table:table-cell table:style-name="ce38" table:formula="of:=ROUND(LINEARLY_INTERPOLATE([.$A24]; [.$A$21]; [.$E$21]; [.$A$31]; [.$E$31]))" office:value-type="float" office:value="39" calcext:value-type="float">
            <text:p>39.0</text:p>
          </table:table-cell>
          <table:table-cell table:number-columns-repeated="163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2" table:formula="of:=ROUND(LINEARLY_INTERPOLATE([.$A25]; [.$A$21]; [.$B$21]; [.$A$31]; [.$B$31]))" office:value-type="float" office:value="23" calcext:value-type="float">
            <text:p>23</text:p>
          </table:table-cell>
          <table:table-cell table:style-name="ce33" table:formula="of:=[.A25]*[.$G$3]" office:value-type="float" office:value="108" calcext:value-type="float">
            <text:p>108</text:p>
          </table:table-cell>
          <table:table-cell table:style-name="ce36" table:formula="of:=ROUND(LINEARLY_INTERPOLATE([.$A25];[.$A$21];[.$D$21];[.$A$31];[.$D$31]))" office:value-type="float" office:value="14" calcext:value-type="float">
            <text:p>14</text:p>
          </table:table-cell>
          <table:table-cell table:style-name="ce38" table:formula="of:=ROUND(LINEARLY_INTERPOLATE([.$A25]; [.$A$21]; [.$E$21]; [.$A$31]; [.$E$31]))" office:value-type="float" office:value="42" calcext:value-type="float">
            <text:p>42.0</text:p>
          </table:table-cell>
          <table:table-cell table:number-columns-repeated="163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2" table:formula="of:=ROUND(LINEARLY_INTERPOLATE([.$A26]; [.$A$21]; [.$B$21]; [.$A$31]; [.$B$31]))" office:value-type="float" office:value="24" calcext:value-type="float">
            <text:p>24</text:p>
          </table:table-cell>
          <table:table-cell table:style-name="ce33" table:formula="of:=[.A26]*[.$G$3]" office:value-type="float" office:value="112.5" calcext:value-type="float">
            <text:p>112.5</text:p>
          </table:table-cell>
          <table:table-cell table:style-name="ce36" table:formula="of:=ROUND(LINEARLY_INTERPOLATE([.$A26];[.$A$21];[.$D$21];[.$A$31];[.$D$31]))" office:value-type="float" office:value="15" calcext:value-type="float">
            <text:p>15</text:p>
          </table:table-cell>
          <table:table-cell table:style-name="ce38" table:formula="of:=ROUND(LINEARLY_INTERPOLATE([.$A26]; [.$A$21]; [.$E$21]; [.$A$31]; [.$E$31]))" office:value-type="float" office:value="45" calcext:value-type="float">
            <text:p>45.0</text:p>
          </table:table-cell>
          <table:table-cell table:number-columns-repeated="163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2" table:formula="of:=ROUND(LINEARLY_INTERPOLATE([.$A27]; [.$A$21]; [.$B$21]; [.$A$31]; [.$B$31]))" office:value-type="float" office:value="24" calcext:value-type="float">
            <text:p>24</text:p>
          </table:table-cell>
          <table:table-cell table:style-name="ce33" table:formula="of:=[.A27]*[.$G$3]" office:value-type="float" office:value="117" calcext:value-type="float">
            <text:p>117</text:p>
          </table:table-cell>
          <table:table-cell table:style-name="ce36" table:formula="of:=ROUND(LINEARLY_INTERPOLATE([.$A27];[.$A$21];[.$D$21];[.$A$31];[.$D$31]))" office:value-type="float" office:value="15" calcext:value-type="float">
            <text:p>15</text:p>
          </table:table-cell>
          <table:table-cell table:style-name="ce38" table:formula="of:=ROUND(LINEARLY_INTERPOLATE([.$A27]; [.$A$21]; [.$E$21]; [.$A$31]; [.$E$31]))" office:value-type="float" office:value="48" calcext:value-type="float">
            <text:p>48.0</text:p>
          </table:table-cell>
          <table:table-cell table:number-columns-repeated="163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2" table:formula="of:=ROUND(LINEARLY_INTERPOLATE([.$A28]; [.$A$21]; [.$B$21]; [.$A$31]; [.$B$31]))" office:value-type="float" office:value="24" calcext:value-type="float">
            <text:p>24</text:p>
          </table:table-cell>
          <table:table-cell table:style-name="ce33" table:formula="of:=[.A28]*[.$G$3]" office:value-type="float" office:value="121.5" calcext:value-type="float">
            <text:p>121.5</text:p>
          </table:table-cell>
          <table:table-cell table:style-name="ce36" table:formula="of:=ROUND(LINEARLY_INTERPOLATE([.$A28];[.$A$21];[.$D$21];[.$A$31];[.$D$31]))" office:value-type="float" office:value="15" calcext:value-type="float">
            <text:p>15</text:p>
          </table:table-cell>
          <table:table-cell table:style-name="ce38" table:formula="of:=ROUND(LINEARLY_INTERPOLATE([.$A28]; [.$A$21]; [.$E$21]; [.$A$31]; [.$E$31]))" office:value-type="float" office:value="51" calcext:value-type="float">
            <text:p>51.0</text:p>
          </table:table-cell>
          <table:table-cell table:number-columns-repeated="1637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2" table:formula="of:=ROUND(LINEARLY_INTERPOLATE([.$A29]; [.$A$21]; [.$B$21]; [.$A$31]; [.$B$31]))" office:value-type="float" office:value="24" calcext:value-type="float">
            <text:p>24</text:p>
          </table:table-cell>
          <table:table-cell table:style-name="ce33" table:formula="of:=[.A29]*[.$G$3]" office:value-type="float" office:value="126" calcext:value-type="float">
            <text:p>126</text:p>
          </table:table-cell>
          <table:table-cell table:style-name="ce36" table:formula="of:=ROUND(LINEARLY_INTERPOLATE([.$A29];[.$A$21];[.$D$21];[.$A$31];[.$D$31]))" office:value-type="float" office:value="15" calcext:value-type="float">
            <text:p>15</text:p>
          </table:table-cell>
          <table:table-cell table:style-name="ce38" table:formula="of:=ROUND(LINEARLY_INTERPOLATE([.$A29]; [.$A$21]; [.$E$21]; [.$A$31]; [.$E$31]))" office:value-type="float" office:value="54" calcext:value-type="float">
            <text:p>54.0</text:p>
          </table:table-cell>
          <table:table-cell table:number-columns-repeated="163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2" table:formula="of:=ROUND(LINEARLY_INTERPOLATE([.$A30]; [.$A$21]; [.$B$21]; [.$A$31]; [.$B$31]))" office:value-type="float" office:value="25" calcext:value-type="float">
            <text:p>25</text:p>
          </table:table-cell>
          <table:table-cell table:style-name="ce33" table:formula="of:=[.A30]*[.$G$3]" office:value-type="float" office:value="130.5" calcext:value-type="float">
            <text:p>130.5</text:p>
          </table:table-cell>
          <table:table-cell table:style-name="ce36" table:formula="of:=ROUND(LINEARLY_INTERPOLATE([.$A30];[.$A$21];[.$D$21];[.$A$31];[.$D$31]))" office:value-type="float" office:value="16" calcext:value-type="float">
            <text:p>16</text:p>
          </table:table-cell>
          <table:table-cell table:style-name="ce38" table:formula="of:=ROUND(LINEARLY_INTERPOLATE([.$A30]; [.$A$21]; [.$E$21]; [.$A$31]; [.$E$31]))" office:value-type="float" office:value="57" calcext:value-type="float">
            <text:p>57.0</text:p>
          </table:table-cell>
          <table:table-cell table:number-columns-repeated="163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formula="of:=[.A31]*[.$G$3]" office:value-type="float" office:value="135" calcext:value-type="float">
            <text:p>135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60" calcext:value-type="float">
            <text:p>60.0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17:02:03.651622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53:43.152058408</meta:creation-date>
    <meta:generator>LibreOffice/24.2.5.2$Linux_X86_64 LibreOffice_project/420$Build-2</meta:generator>
    <dc:date>2024-09-14T19:00:31.713570568</dc:date>
    <meta:editing-duration>PT42M53S</meta:editing-duration>
    <meta:editing-cycles>8</meta:editing-cycles>
    <meta:document-statistic meta:table-count="3" meta:cell-count="43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LINEARLY_INTERPOLATE(x, x1, y1, x2, y2)
LINEARLY_INTERPOLATE = y1 + (x - x1) * (y2 - y1) / (x2 - x1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